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wport New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55">
            <text:p>255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411">
            <text:p>1,411</text:p>
          </table:table-cell>
          <table:table-cell table:style-name="ce22" office:value-type="float" office:value="222">
            <text:p>22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81">
            <text:p>8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91">
            <text:p>491</text:p>
          </table:table-cell>
          <table:table-cell table:style-name="ce23" office:value-type="float" office:value="196">
            <text:p>19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70">
            <text:p>7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46">
            <text:p>14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63">
            <text:p>163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487">
            <text:p>4,487</text:p>
          </table:table-cell>
          <table:table-cell table:style-name="ce22" office:value-type="float" office:value="966">
            <text:p>96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0">
            <text:p>10</text:p>
          </table:table-cell>
          <table:table-cell table:style-name="ce22" office:value-type="float" office:value="250">
            <text:p>25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24">
            <text:p>324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32">
            <text:p>93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67">
            <text:p>6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9">
            <text:p>369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78">
            <text:p>7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94">
            <text:p>894</text:p>
          </table:table-cell>
          <table:table-cell table:style-name="ce22" office:value-type="float" office:value="386">
            <text:p>38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791">
            <text:p>2791</text:p>
          </table:table-cell>
          <table:table-cell table:style-name="ce22" office:value-type="float" office:value="1244">
            <text:p>124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278">
            <text:p>7278</text:p>
          </table:table-cell>
          <table:table-cell table:style-name="ce22" office:value-type="float" office:value="2210">
            <text:p>221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